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itle">
      <style:text-properties officeooo:rsid="00098c1a" officeooo:paragraph-rsid="00098c1a"/>
    </style:style>
    <style:style style:name="P2" style:family="paragraph" style:parent-style-name="Text_20_body">
      <style:text-properties officeooo:rsid="00098c1a" officeooo:paragraph-rsid="00098c1a"/>
    </style:style>
    <style:style style:name="P3" style:family="paragraph" style:parent-style-name="Text_20_body">
      <style:text-properties fo:font-size="15pt" officeooo:rsid="000ab75f" officeooo:paragraph-rsid="000ab75f" style:font-size-asian="13.1000003814697pt" style:font-size-complex="15pt"/>
    </style:style>
    <style:style style:name="P4" style:family="paragraph" style:parent-style-name="Text_20_body">
      <style:text-properties fo:font-size="15pt" officeooo:rsid="00098c1a" officeooo:paragraph-rsid="00098c1a" style:font-size-asian="15pt" style:font-size-complex="15pt"/>
    </style:style>
    <style:style style:name="P5" style:family="paragraph" style:parent-style-name="Text_20_body">
      <style:text-properties fo:font-size="15pt" officeooo:paragraph-rsid="000ab75f" style:font-size-asian="15pt" style:font-size-complex="15pt"/>
    </style:style>
    <style:style style:name="P6" style:family="paragraph" style:parent-style-name="Text_20_body">
      <style:text-properties fo:font-size="15pt" officeooo:rsid="000ab75f" officeooo:paragraph-rsid="000ab75f" style:font-size-asian="15pt" style:font-size-complex="15pt"/>
    </style:style>
    <style:style style:name="P7" style:family="paragraph" style:parent-style-name="Text_20_body">
      <style:text-properties officeooo:rsid="000ab75f" officeooo:paragraph-rsid="000ab75f"/>
    </style:style>
    <style:style style:name="P8" style:family="paragraph" style:parent-style-name="Header">
      <style:text-properties officeooo:rsid="000b519a" officeooo:paragraph-rsid="000b519a"/>
    </style:style>
    <style:style style:name="P9" style:family="paragraph" style:parent-style-name="Text_20_body">
      <style:paragraph-properties fo:line-height="100%"/>
      <style:text-properties style:font-name="sans-serif" fo:font-size="12pt" officeooo:rsid="00098c1a" officeooo:paragraph-rsid="00098c1a" style:font-size-asian="12pt" style:font-size-complex="12pt"/>
    </style:style>
    <style:style style:name="P10" style:family="paragraph" style:parent-style-name="Text_20_body" style:list-style-name="L1">
      <style:text-properties officeooo:paragraph-rsid="000ab75f"/>
    </style:style>
    <style:style style:name="P11" style:family="paragraph" style:parent-style-name="Text_20_body">
      <style:text-properties fo:font-size="15pt" officeooo:rsid="000ab75f" officeooo:paragraph-rsid="000ab75f" style:font-size-asian="15pt" style:font-size-complex="15pt"/>
    </style:style>
    <style:style style:name="P12" style:family="paragraph" style:parent-style-name="Text_20_body">
      <style:text-properties fo:font-size="15pt" officeooo:rsid="000abd46" officeooo:paragraph-rsid="000abd46" style:font-size-asian="15pt" style:font-size-complex="15pt"/>
    </style:style>
    <style:style style:name="P13" style:family="paragraph" style:parent-style-name="Text_20_body" style:list-style-name="L2">
      <style:text-properties fo:font-size="15pt" officeooo:rsid="000abd46" officeooo:paragraph-rsid="000abd46" style:font-size-asian="15pt" style:font-size-complex="15pt"/>
    </style:style>
    <style:style style:name="P14" style:family="paragraph" style:parent-style-name="Text_20_body" style:list-style-name="L2">
      <style:text-properties officeooo:rsid="000abd46" officeooo:paragraph-rsid="000abd46"/>
    </style:style>
    <style:style style:name="P15" style:family="paragraph" style:parent-style-name="Footer">
      <style:text-properties officeooo:rsid="000b519a" officeooo:paragraph-rsid="000b519a"/>
    </style:style>
    <style:style style:name="T1" style:family="text">
      <style:text-properties fo:font-size="15pt" style:font-size-asian="15pt" style:font-size-complex="15pt"/>
    </style:style>
    <style:style style:name="T2" style:family="text">
      <style:text-properties fo:font-size="15pt" officeooo:rsid="000ab75f" style:font-size-asian="15pt" style:font-size-complex="15pt"/>
    </style:style>
    <style:style style:name="T3" style:family="text">
      <style:text-properties fo:font-size="15pt" officeooo:rsid="000abd46" style:font-size-asian="15pt" style:font-size-complex="15pt"/>
    </style:style>
    <style:style style:name="T4" style:family="text">
      <style:text-properties officeooo:rsid="000ab7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M19B012_Question7</text:p>
      <text:p text:style-name="P2"/>
      <text:p text:style-name="P2"/>
      <text:p text:style-name="P9">Counting the objects in an image is of enormous importance these days. Metallurgists want to countthe number of precipitates in a microstructure and correlate it with the strength and toughness of thematerial. Doctors want to count the number of parasites in a blood sample under microscope to comment on the possibility of infection. Parking lotmanagers want to count the numbers of cars in the parking lot to decide redirection signs on the drive ways. Computer vision folk want to count the number of persons crossing a location automatically using the camera feed. Ecologists want to count the number of animals drinking froma lake every day. And so on.Using gimp, prepare four or five sample images that contain different number of blobs of black regions in a white background. Write a program that counts the number of blobs correctly and automatically. The script takes the file name of the image and gives the number of objects as output.</text:p>
      <text:p text:style-name="P9"/>
      <text:p text:style-name="P9"/>
      <text:p text:style-name="P9"/>
      <text:p text:style-name="P9"/>
      <text:p text:style-name="Subtitle">Answer:</text:p>
      <text:p text:style-name="P4">Blob detection <text:span text:style-name="T4">can be done using Gaussian or Hessian Operations</text:span></text:p>
      <text:p text:style-name="P5"><text:span text:style-name="T4">Hessian :-</text:span>It detects blobs by finding maximas in the matrix of the Determinant of Hessian of the image.</text:p>
      <text:p text:style-name="P3">Now using <text:s/>opencv, using these three algorithms we can find blobs</text:p>
      <text:list xml:id="list1471814590" text:style-name="L1">
        <text:list-item>
          <text:p text:style-name="P10"><text:span text:style-name="Strong_20_Emphasis"><text:span text:style-name="T2">Thresholding :</text:span></text:span><text:span text:style-name="T2"> Convert the source images to </text:span><text:span text:style-name="Emphasis"><text:span text:style-name="T2">several</text:span></text:span><text:span text:style-name="T2"> binary images</text:span></text:p>
        </text:list-item>
        <text:list-item>
          <text:p text:style-name="P10"><text:span text:style-name="Strong_20_Emphasis"><text:span text:style-name="T1">Grouping :</text:span></text:span><text:span text:style-name="T1">In </text:span><text:span text:style-name="T2">obtained </text:span><text:span text:style-name="T1">binary image, connected </text:span><text:span text:style-name="T2">black blob</text:span><text:span text:style-name="T1"> pixels are grouped together.</text:span></text:p>
        </text:list-item>
        <text:list-item>
          <text:p text:style-name="P10"><text:span text:style-name="Strong_20_Emphasis"><text:span text:style-name="T1">Merging</text:span></text:span><text:span text:style-name="T1">: The centers</text:span><text:span text:style-name="T3">(keypoints)</text:span><text:span text:style-name="T1"> of the blobs in the binary images are </text:span><text:span text:style-name="T2">found</text:span><text:span text:style-name="T1">, and blobs located closer than “</text:span><text:span text:style-name="T2">minDistance” computed from “minArea” </text:span><text:span text:style-name="T1">are merged.</text:span></text:p>
        </text:list-item>
      </text:list>
      <text:p text:style-name="P7"><text:soft-page-break/><text:span text:style-name="T1">To remove noise we filter by area by setting “minArea”= </text:span><text:span text:style-name="T3">8</text:span><text:span text:style-name="T1">0 </text:span><text:span text:style-name="T3">removes</text:span><text:span text:style-name="T1"> <text:s/>blobs that have area less then </text:span><text:span text:style-name="T3">8</text:span><text:span text:style-name="T1">0 pixels</text:span></text:p>
      <text:p text:style-name="P6"/>
      <text:h text:style-name="Heading_20_1" text:outline-level="1">Choice of programs used:-</text:h>
      <text:p text:style-name="P12"><text:tab/>Python is used as it multiple features:-</text:p>
      <text:list xml:id="list2334032243" text:style-name="L2">
        <text:list-item>
          <text:p text:style-name="P13">has imread and imshow </text:p>
        </text:list-item>
        <text:list-item>
          <text:p text:style-name="P14"><text:span text:style-name="T3">o</text:span><text:span text:style-name="T1">pencv package handles messy </text:span><text:span text:style-name="T2">Gaussian </text:span><text:span text:style-name="T1">and </text:span><text:span text:style-name="T2">Hessian Operations</text:span></text:p>
        </text:list-item>
        <text:list-item>
          <text:p text:style-name="P13">keypoints are efficiently found</text:p>
        </text:list-item>
        <text:list-item>
          <text:p text:style-name="P13">ease of programming</text:p>
        </text:list-item>
      </text:list>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519a" officeooo:paragraph-rsid="000b519a"/>
    </style:style>
    <style:style style:name="MP2" style:family="paragraph" style:parent-style-name="Footer">
      <style:text-properties officeooo:rsid="000b519a" officeooo:paragraph-rsid="000b51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M19b012</text:p>
      </style:header>
      <style:footer>
        <text:p text:style-name="MP2">MM19B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4T23:07:58.753973308</meta:creation-date>
    <dc:date>2019-11-24T23:35:14.372667766</dc:date>
    <meta:editing-duration>PT5M36S</meta:editing-duration>
    <meta:editing-cycles>2</meta:editing-cycles>
    <meta:generator>LibreOffice/6.0.7.3$Linux_X86_64 LibreOffice_project/00m0$Build-3</meta:generator>
    <meta:document-statistic meta:table-count="0" meta:image-count="0" meta:object-count="0" meta:page-count="2" meta:paragraph-count="19" meta:word-count="302" meta:character-count="1838" meta:non-whitespace-character-count="1556"/>
  </office:meta>
</office:document-meta>
</file>